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empora LGC Uni" svg:font-family="Tempora LGC Uni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OpenSymbol" style:font-charset="x-symbol" svg:font-family="OpenSymbol" style:font-family-generic="system"/>
    <style:font-face style:name="Nimbus Roman" svg:font-family="Nimbus Roman" style:font-family-generic="system" style:font-pitch="variable"/>
    <style:font-face style:name="Roboto, apple-system, 'apple co" svg:font-family="Roboto, apple-system, 'apple c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Nimbus Roman" fo:color="#000000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TableCell8" style:family="table-cell">
      <style:table-cell-properties fo:border="0.0069in solid #000000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TableCell1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2" style:parent-style-name="TableContents" style:family="paragraph">
      <style:paragraph-properties fo:widows="2" fo:orphans="2"/>
      <style:text-properties style:font-name="Nimbus Roman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16" style:parent-style-name="TableContents" style:family="paragraph">
      <style:paragraph-properties fo:widows="2" fo:orphans="2"/>
      <style:text-properties style:font-name="Nimbus Roman" fo:color="#000000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20" style:parent-style-name="TableContents" style:family="paragraph">
      <style:paragraph-properties fo:widows="2" fo:orphans="2"/>
      <style:text-properties style:font-name="Nimbus Roman" fo:color="#000000"/>
    </style:style>
    <style:style style:name="TableColumn22" style:family="table-column">
      <style:table-column-properties style:column-width="3.3465in" style:use-optimal-column-width="false"/>
    </style:style>
    <style:style style:name="TableColumn23" style:family="table-column">
      <style:table-column-properties style:column-width="3.3465in" style:use-optimal-column-width="false"/>
    </style:style>
    <style:style style:name="Table21" style:family="table">
      <style:table-properties style:width="6.693in" fo:margin-left="0.0312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TableCell26" style:family="table-cell">
      <style:table-cell-properties fo:border="0.0069in solid #000000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0" style:parent-style-name="TableContents" style:family="paragraph">
      <style:paragraph-properties fo:widows="2" fo:orphans="2"/>
      <style:text-properties style:font-name="Roboto, apple-system, 'apple co" fo:color="#000000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fo:padding-top="0.0381in" fo:padding-left="0.0381in" fo:padding-bottom="0.0381in" fo:padding-right="0.0381in"/>
    </style:style>
    <style:style style:name="TableCell33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34" style:parent-style-name="TableContents" style:family="paragraph">
      <style:paragraph-properties fo:widows="2" fo:orphans="2"/>
    </style:style>
    <style:style style:name="T35" style:parent-style-name="Основнойшрифтабзаца" style:family="text">
      <style:text-properties style:font-name="Roboto, apple-system, 'apple co" fo:color="#000000"/>
    </style:style>
    <style:style style:name="P36" style:parent-style-name="Standard" style:family="paragraph">
      <style:text-properties style:font-name="Nimbus Roman"/>
    </style:style>
    <style:style style:name="P37" style:parent-style-name="Standard" style:family="paragraph">
      <style:paragraph-properties fo:line-height="150%"/>
      <style:text-properties style:font-name="Nimbus Roman"/>
    </style:style>
    <style:style style:name="P38" style:parent-style-name="Standard" style:family="paragraph">
      <style:paragraph-properties fo:line-height="150%"/>
      <style:text-properties style:font-name="Nimbus Roman"/>
    </style:style>
    <style:style style:name="P39" style:parent-style-name="Standard" style:family="paragraph">
      <style:paragraph-properties fo:line-height="150%"/>
      <style:text-properties style:font-name="Nimbus Roman"/>
    </style:style>
    <style:style style:name="P40" style:parent-style-name="Standard" style:family="paragraph">
      <style:paragraph-properties fo:line-height="150%"/>
      <style:text-properties style:font-name="Nimbus Roman"/>
    </style:style>
    <style:style style:name="P41" style:parent-style-name="Standard" style:family="paragraph">
      <style:paragraph-properties fo:line-height="150%"/>
    </style:style>
    <style:style style:name="T42" style:parent-style-name="Основнойшрифтабзаца" style:family="text">
      <style:text-properties style:font-name="Nimbus Roman"/>
    </style:style>
  </office:automatic-styles>
  <office:body>
    <office:text text:use-soft-page-breaks="true">
      <text:p text:style-name="P1"><text:span text:style-name="T2"><text:s text:c="50"/>Тестирование VLC по критериям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Критерий</text:p>
          </table:table-cell>
          <table:table-cell table:style-name="TableCell8">
            <text:p text:style-name="TableContents">Метод измерения</text:p>
          </table:table-cell>
        </table:table-row>
        <table:table-row table:style-name="TableRow9">
          <table:table-cell table:style-name="TableCell10">
            <text:p text:style-name="TableContents">Потребление RAM</text:p>
          </table:table-cell>
          <table:table-cell table:style-name="TableCell11">
            <text:p text:style-name="P12">Проигрывание различных медиаформатов (MP4, MKV, AVI, FLAC).</text:p>
          </table:table-cell>
        </table:table-row>
        <table:table-row table:style-name="TableRow13">
          <table:table-cell table:style-name="TableCell14">
            <text:p text:style-name="TableContents">Совместимость</text:p>
          </table:table-cell>
          <table:table-cell table:style-name="TableCell15">
            <text:p text:style-name="P16">Воспроизведение видео в 4K и 1080p с высоким битрейтом.</text:p>
          </table:table-cell>
        </table:table-row>
        <table:table-row table:style-name="TableRow17">
          <table:table-cell table:style-name="TableCell18">
            <text:p text:style-name="TableContents">Безопастность</text:p>
          </table:table-cell>
          <table:table-cell table:style-name="TableCell19">
            <text:p text:style-name="P20">Оценка удобства навигации и доступности функций.</text:p>
          </table:table-cell>
        </table:table-row>
      </table:table>
      <text:p text:style-name="Standard"/>
      <text:p text:style-name="Standard"><text:s text:c="52"/></text:p>
      <text:p text:style-name="Standard"><text:s text:c="52"/>Зафиксироватьданные в таблице</text:p>
      <text:p text:style-name="Standard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TableContents">Критерий</text:p>
          </table:table-cell>
          <table:table-cell table:style-name="TableCell26">
            <text:p text:style-name="TableContents">VLC</text:p>
          </table:table-cell>
        </table:table-row>
        <table:table-row table:style-name="TableRow27">
          <table:table-cell table:style-name="TableCell28">
            <text:p text:style-name="TableContents">RAM</text:p>
          </table:table-cell>
          <table:table-cell table:style-name="TableCell29">
            <text:p text:style-name="P30">VLC поддерживает более 700 форматов, все тестируемые воспроизведены успешно.</text:p>
          </table:table-cell>
        </table:table-row>
        <table:table-row table:style-name="TableRow31">
          <table:table-cell table:style-name="TableCell32">
            <text:p text:style-name="TableContents">Факты</text:p>
          </table:table-cell>
          <table:table-cell table:style-name="TableCell33">
            <text:p text:style-name="P34"><text:span text:style-name="T35">4K-тест прошел без зависаний, использование CPU около 40%.<text:s/></text:span><text:line-break/></text:p>
          </table:table-cell>
        </table:table-row>
      </table:table>
      <text:p text:style-name="Standard"/>
      <text:p text:style-name="Standard"/>
      <text:p text:style-name="Standard"><text:s text:c="49"/></text:p>
      <text:p text:style-name="Standard"><text:s text:c="60"/>Слайды для презентации</text:p>
      <text:p text:style-name="P36"/>
      <text:p text:style-name="P37">Слайд 1: Заголовок Сравнение браузеров по ключевым метрикам</text:p>
      <text:p text:style-name="P38">Слайд 2: Инфографика - Потребление RAM Потребление RAM (%) - Firefox: 60% - Brave: 40% - График: Круговая диаграмма</text:p>
      <text:p text:style-name="P39">Слайд 3: Инфографика - Совместимость Совместимость по HTML5Test (%) - Firefox: 90% - Brave: 95% - График: Столбиковая диаграмма</text:p>
      <text:p text:style-name="P40">Слайд 4: Инфографика - Безопасность Безопасность по Tranco List (%) - Firefox: 75% - Brave: 25% - График: Круговая диаграмма</text:p>
      <text:p text:style-name="P41"><text:span text:style-name="T42">Слайд 5: Рекомендации Целевой аудитории: - Разработчики: Выбирайте Brave для тестирования новых функций. - Пользователи: Используйте Firefox для максимальной совместимости. - Безопасность: Рассматривайте оба варианта, смотря на ваши предпочтени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empora LGC Uni" svg:font-family="Tempora LGC Uni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OpenSymbol" style:font-charset="x-symbol" svg:font-family="OpenSymbol" style:font-family-generic="system"/>
    <style:font-face style:name="Nimbus Roman" svg:font-family="Nimbus Roman" style:font-family-generic="system" style:font-pitch="variable"/>
    <style:font-face style:name="Roboto, apple-system, 'apple co" svg:font-family="Roboto, apple-system, 'apple c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empora LGC Uni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иван Курлеев</meta:initial-creator>
    <dc:creator>иван Курлеев</dc:creator>
    <meta:creation-date>2025-06-03T14:14:00Z</meta:creation-date>
    <dc:date>2025-06-06T20:18:00Z</dc:date>
    <meta:template xlink:href="Normal" xlink:type="simple"/>
    <meta:editing-cycles>1</meta:editing-cycles>
    <meta:editing-duration>PT1860S</meta:editing-duration>
    <meta:document-statistic meta:page-count="1" meta:paragraph-count="2" meta:word-count="213" meta:character-count="1429" meta:row-count="10" meta:non-whitespace-character-count="1218"/>
  </office:meta>
</office:document-meta>
</file>